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022b8c" officeooo:paragraph-rsid="00022b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AR PL SungtiL GB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AR PL SungtiL GB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17:13:55.639093883</meta:creation-date>
    <dc:date>2015-08-07T17:14:14.920319344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3.7.2$Linux_X86_64 LibreOffice_project/430m0$Build-2</meta:generator>
  </office:meta>
</office:document-meta>
</file>